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Cambria" fo:font-size="14pt" style:font-size-asian="14pt" style:font-size-complex="14pt"/>
    </style:style>
    <style:style style:name="P4" style:family="paragraph" style:parent-style-name="Text_20_body">
      <style:text-properties style:font-name="Cambria" style:font-size-asian="14pt" style:font-size-complex="14pt"/>
    </style:style>
    <style:style style:name="P5" style:family="paragraph" style:parent-style-name="Text_20_body">
      <style:text-properties style:font-name="Consolas" style:font-size-asian="14pt" style:font-size-complex="14pt"/>
    </style:style>
    <style:style style:name="P6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7" style:family="paragraph" style:parent-style-name="Our_20_code">
      <style:text-properties style:font-name="Courier New" fo:font-size="14pt" style:font-size-asian="14pt" style:font-size-complex="14pt"/>
    </style:style>
    <style:style style:name="P8" style:family="paragraph" style:parent-style-name="Our_20_code">
      <style:text-properties style:font-name="Consolas" fo:font-size="14pt" style:font-size-asian="14pt" style:font-size-complex="14pt"/>
    </style:style>
    <style:style style:name="P9" style:family="paragraph" style:parent-style-name="Text_20_body">
      <style:text-properties style:font-name="Consolas" fo:language="ru" fo:country="RU" style:font-size-asian="14pt" style:font-size-complex="14pt"/>
    </style:style>
    <style:style style:name="P10" style:family="paragraph" style:parent-style-name="Text_20_body">
      <style:text-properties style:font-name="Cambria" style:font-size-asian="14pt" style:font-size-complex="14pt"/>
    </style:style>
    <style:style style:name="P11" style:family="paragraph" style:parent-style-name="Text_20_body">
      <style:text-properties style:font-name="Cambria" fo:font-size="14pt" style:font-size-asian="14pt" style:font-size-complex="14pt"/>
    </style:style>
    <style:style style:name="P12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2">Формат запуска командной строки:</text:p>
            <text:p text:style-name="P7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3"/>
            <text:p text:style-name="P3">или</text:p>
            <text:p text:style-name="P7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3"/>
            <text:p text:style-name="P3">mmain.exe – имя главного процесса программного комплекса (его графическая оболочка);</text:p>
            <text:p text:style-name="P3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3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2"/>
            <text:p text:style-name="P2">Общепрограммные опции командной строки:</text:p>
            <text:p text:style-name="P3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3">/exit <text:bookmark-start text:name="__DdeLink__83_1526299597"/>– <text:bookmark-end text:name="__DdeLink__83_1526299597"/>выход из приложения;</text:p>
            <text:p text:style-name="P3">/exitonclose – автоматический выход из программы при закрытии последнего схемного окна;</text:p>
            <text:p text:style-name="P3">/hidemenus – окна анимации и редактора схем будут запускаться без главных меню;</text:p>
            <text:p text:style-name="P3">/nomainform – скрыть главное окно программы;</text:p>
            <text:p text:style-name="P3">/minmainform – минимизировать главное окно приложения;</text:p>
            <text:p text:style-name="P3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3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3"><text:span text:style-name="T2">/runall – запускаем всё (проекты и/или пакеты), что на данный момент загружено в программу одним махом;</text:span></text:p>
            <text:p text:style-name="P3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3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3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3"><text:span text:style-name="T2">/compare – сравниваем последние 2 загруженных проекта между собой;</text:span></text:p>
            <text:p text:style-name="P3"><text:span text:style-name="T2"/></text:p>
            <text:p text:style-name="P2">Опции запуска файла проекта:</text:p>
            <text:p text:style-name="P4">/nomenu – <text:s/>проект будет запущен без главного меню окна;</text:p>
            <text:p text:style-name="P4">/nopanels – проект будет запущен без главного меню и панели инструментов;</text:p>
            <text:p text:style-name="P4"><text:soft-page-break/>/noborder – проект запускается без рамки схемного окна;</text:p>
            <text:p text:style-name="P4">/stoponclose – проект будет автоматически остановлен при выходе из программы (без вопросов пользователю);</text:p>
            <text:p text:style-name="P4">/start – произвести инициализацию проекта (или пакета) после загрузки файла;</text:p>
            <text:p text:style-name="P4">/minimize – запустить проект с минимизированным схемным окном;</text:p>
            <text:p text:style-name="P4">/stayontop – запуск проекта поверх всех окон;</text:p>
            <text:p text:style-name="P3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4">/run – запустить проект (или пакет) на расчёт после загрузки файла;</text:p>
            <text:p text:style-name="P4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4">/<text:span text:style-name="T1">stop</text:span> – останавливаем проект (или пакет);</text:p>
            <text:p text:style-name="P3"><text:span text:style-name="T2">/</text:span><text:span text:style-name="T1">pause</text:span><text:span text:style-name="T2"> – проект (пакет) переводится в режим паузы;</text:span></text:p>
            <text:p text:style-name="P3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3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3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3"><text:span text:style-name="T3"/></text:p>
            <text:p text:style-name="P3"><text:span text:style-name="T3">Опции установки размеров окна проекта:</text:span></text:p>
            <text:p text:style-name="P4">/left &lt;целое число&gt; – задаёт левую координату схемного окна проекта;</text:p>
            <text:p text:style-name="P4">/top &lt;целое число&gt; – задаёт верхнюю координату схемного окна проекта;</text:p>
            <text:p text:style-name="P4">/width &lt;целое число&gt; – задаёт ширину схемного окна проекта;</text:p>
            <text:p text:style-name="P4">/height &lt;целое число&gt; – задаёт высоту схемного окна проекта;</text:p>
            <text:p text:style-name="P4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4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4">/y &lt;вещественное число&gt; – задаёт координату центра схемы по вертикали;</text:p>
            <text:p text:style-name="P4">/scale &lt;вещественное число&gt; – задаёт масштабный коэффициент для главной страницы схемного окна;</text:p>
            <text:p text:style-name="P4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4">/readonly <text:bookmark-start text:name="__DdeLink__79_1526299597"/>– <text:bookmark-end text:name="__DdeLink__79_1526299597"/>запуск проекта без возможности его сохранения;</text:p>
            <text:p text:style-name="P4">/close – закрыть активный проект (или пакет);</text:p>
            <text:p text:style-name="P4"/>
            <text:p text:style-name="P4"><text:span text:style-name="T4">Генерация кода:</text:span></text:p>
            <text:p text:style-name="P4">/gencode – запуск меню "Сгенерировать программу" для текущего активного проекта;</text:p>
            <text:p text:style-name="P4"><text:span text:style-name="T4"/></text:p>
            <text:p text:style-name="P4"><text:span text:style-name="T4">Опции командной строки специфичные для генератора кода</text:span>:</text:p>
            <text:p text:style-name="P3">/cgloadconfig – загрузить конфигурацию в генератор кода;</text:p>
            <text:p text:style-name="P3">/cgsaveconfig – сохранить конфигурацию генератора кода в файл;</text:p>
            <text:p text:style-name="P3">/cgsetoutdir – установить имя папки для сгенерированного кода;</text:p>
            <text:p text:style-name="P3">/cggenerate – сгенерировать код для всей конфигурации;</text:p>
            <text:p text:style-name="P3"><text:soft-page-break/>/cgupload – загрузить конфигурацию на целевую систему;</text:p>
            <text:p text:style-name="P3">/cgsetuploadstr – установить строку настроек загрузки на целеую систему;</text:p>
            <text:p text:style-name="P3">/cgsethost – установить имя хоста для загрузки\отладки целевой системы;</text:p>
            <text:p text:style-name="P3">/cgsetcompilestr – установить строку настроек компиляции;</text:p>
            <text:p text:style-name="P3">/cgclearconflist – стереть список конфигураций;</text:p>
            <text:p text:style-name="P3">/cgaddconfig – добавить конфигурацию;</text:p>
            <text:p text:style-name="P3">/cgcompileallconfigs – запустить сборку всех конфигураций;</text:p>
            <text:p text:style-name="P3">/cguploadallconfigs – залить все конфигурации.</text:p>
            <text:p text:style-name="P2"/>
            <text:p text:style-name="P2">Некоторые примеры:</text:p>
            <text:p text:style-name="P3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4">2. <text:span text:style-name="T2">Запуск видеокадров, организованных с главным меню:</text:span></text:p>
            <text:p text:style-name="P5"><text:span text:style-name="T1">C</text:span><text:span text:style-name="T2">:\SimInTech\bin\mmain.exe ^</text:span></text:p>
            <text:p text:style-name="P9">/nomainform "menu.prt" /nomenu /hidemenus /noborder /top <text:s/>0 /left 0 /width 1024 /height <text:s/>40 /run ^</text:p>
            <text:p text:style-name="P9">/nomainform "vc.prt" /nomenu /hidemenus /noborder /top 40 /left 0 /width 1024 /height 728 /run</text:p>
            <text:p text:style-name="P4"><text:span text:style-name="T1">3. </text:span>Установка имени алгоритма <text:span text:style-name="T4">comp_names</text:span>:</text:p>
            <text:p text:style-name="P5">c:\SimInTech\bin\mmain.exe "c:\SimInTech\Demo\Automatic\Регулятор\ШРП - штатный регулятор питания БС.prt" /setparameter comp_names aaabbb</text:p>
            <text:p text:style-name="P4"><text:span text:style-name="T1">4. </text:span>Пример: открыть проект, сгенерировать код и закрыть приложение:</text:p>
            <text:p text:style-name="P5">c:\SimInTech\bin\mmain.exe "c:\SimInTech\Demo\Automatic\Регулятор\ШРП - штатный регулятор питания БС.prt" /gencode /close /exit</text:p>
            <text:p text:style-name="P4">5. Пример: открыть проект, указать имя алгоритма, сгенерировать код и закрыть приложение:</text:p>
            <text:p text:style-name="P5">c:\SimInTech\bin\mmain.exe "c:\SimInTech\Demo\Automatic\Регулятор\ШРП - штатный регулятор питания БС.prt" /setparameter comp_names aaabbb /gencode /exi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5-08-03T15:46:31</dc:date>
    <meta:generator>OpenOffice/4.1.1$Win32 OpenOffice.org_project/411m6$Build-9775</meta:generator>
    <meta:editing-duration>PT6H4M10S</meta:editing-duration>
    <meta:editing-cycles>179</meta:editing-cycles>
    <meta:document-statistic meta:table-count="1" meta:image-count="0" meta:object-count="0" meta:page-count="3" meta:paragraph-count="78" meta:word-count="781" meta:character-count="5927"/>
    <meta:user-defined meta:name="Поле 1"/>
    <meta:user-defined meta:name="Поле 2"/>
    <meta:user-defined meta:name="Поле 3"/>
    <meta:user-defined meta:name="Поле 4"/>
  </office:meta>
</office:document-meta>
</file>